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svg:stroke-opacity="0%" draw:fill-color="#deebf7" draw:textarea-horizontal-align="justify" draw:textarea-vertical-align="middle" draw:auto-grow-height="false" fo:min-height="0.738cm" fo:min-width="1.37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svg:stroke-opacity="0%" draw:stroke-linejoin="round" draw:fill-color="#deebf7" draw:textarea-horizontal-align="justify" draw:textarea-vertical-align="middle" draw:auto-grow-height="false" fo:min-height="0.738cm" fo:min-width="1.377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02cm"/>
    </style:style>
    <style:style style:name="gr5" style:family="graphic" style:parent-style-name="objectwithoutfill">
      <style:graphic-properties svg:stroke-width="0.035cm" svg:stroke-color="#08519c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opacity="0%" draw:fill-color="#deebf7" draw:textarea-horizontal-align="justify" draw:textarea-vertical-align="middle" draw:auto-grow-height="false" fo:min-height="5.973cm" fo:min-width="7.882cm"/>
    </style:style>
    <style:style style:name="gr7" style:family="graphic" style:parent-style-name="objectwithoutfill">
      <style:graphic-properties draw:stroke="dash" draw:stroke-dash="Fine_20_Dashed" svg:stroke-color="#08519c" draw:marker-end="" draw:fill="none" draw:textarea-vertical-align="middle"/>
    </style:style>
    <style:style style:name="gr8" style:family="graphic" style:parent-style-name="standard">
      <style:graphic-properties svg:stroke-width="0.106cm" svg:stroke-color="#deebf7" draw:marker-start-width="0.358cm" draw:marker-end-width="0.358cm" draw:fill="solid" draw:fill-color="#c6dbef" draw:textarea-horizontal-align="justify" draw:textarea-vertical-align="middle" draw:auto-grow-height="false" fo:min-height="0.408cm" fo:min-width="3.58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deebf7" draw:marker-start-width="0.359cm" draw:marker-end-width="0.359cm" draw:fill-color="#c6dbef" draw:textarea-horizontal-align="justify" draw:textarea-vertical-align="middle" draw:auto-grow-height="false" fo:min-height="0.512cm" fo:min-width="3.05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deebf7" draw:marker-start-width="0.358cm" draw:marker-end-width="0.358cm" draw:fill-color="#c6dbef" draw:textarea-horizontal-align="justify" draw:textarea-vertical-align="middle" draw:auto-grow-height="false" fo:min-height="0.408cm" fo:min-width="1.42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deebf7" draw:marker-start-width="0.359cm" draw:marker-end-width="0.359cm" draw:fill-color="#c6dbef" draw:textarea-horizontal-align="justify" draw:textarea-vertical-align="middle" draw:auto-grow-height="false" fo:min-height="0.512cm" fo:min-width="1.532cm" fo:padding-top="0.178cm" fo:padding-bottom="0.178cm" fo:padding-left="0.303cm" fo:padding-right="0.303cm"/>
    </style:style>
    <style:style style:name="gr12" style:family="graphic" style:parent-style-name="standard">
      <style:graphic-properties svg:stroke-color="#c6dbef" svg:stroke-opacity="0%" draw:fill-color="#c6dbef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P1" style:family="paragraph">
      <style:paragraph-properties fo:text-align="center"/>
      <style:text-properties fo:color="#08306b"/>
    </style:style>
    <style:style style:name="P2" style:family="paragraph">
      <loext:graphic-properties draw:fill-color="#deebf7"/>
      <style:paragraph-properties fo:text-align="center"/>
      <style:text-properties fo:color="#08306b"/>
    </style:style>
    <style:style style:name="P3" style:family="paragraph">
      <style:paragraph-properties fo:text-align="end"/>
      <style:text-properties fo:color="#08306b"/>
    </style:style>
    <style:style style:name="P4" style:family="paragraph">
      <loext:graphic-properties draw:fill="none" draw:fill-color="#ffffff"/>
      <style:paragraph-properties fo:text-align="end"/>
      <style:text-properties fo:color="#08306b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color="#08306b"/>
    </style:style>
    <style:style style:name="P6" style:family="paragraph">
      <loext:graphic-properties draw:fill="solid" draw:fill-color="#c6dbef"/>
      <style:paragraph-properties fo:text-align="center"/>
      <style:text-properties fo:color="#08306b" fo:font-size="12pt" style:font-size-asian="12pt" style:font-size-complex="12pt"/>
    </style:style>
    <style:style style:name="P7" style:family="paragraph">
      <loext:graphic-properties draw:fill-color="#c6dbef"/>
      <style:paragraph-properties fo:text-align="center"/>
      <style:text-properties fo:color="#08306b" fo:font-size="12pt" style:font-size-asian="12pt" style:font-size-complex="12pt"/>
    </style:style>
    <style:style style:name="P8" style:family="paragraph">
      <loext:graphic-properties draw:fill-color="#c6dbef"/>
      <style:paragraph-properties fo:text-align="center"/>
      <style:text-properties fo:color="#08306b"/>
    </style:style>
    <style:style style:name="P9" style:family="paragraph">
      <style:text-properties fo:color="#08306b"/>
    </style:style>
    <style:style style:name="P10" style:family="paragraph">
      <loext:graphic-properties draw:fill="none" draw:fill-color="#ffffff"/>
      <style:text-properties fo:color="#08306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016cm" svg:x="4.064cm" svg:y="1.67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4.064cm" svg:y="4.212cm">
          <text:p text:style-name="P1">MM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905cm" svg:height="1.016cm" svg:x="4.064cm" svg:y="6.752cm">
          <text:p text:style-name="P1">MCU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32cm" svg:height="0.806cm" svg:x="1.325cm" svg:y="2.928cm">
          <draw:text-box>
            <text:p text:style-name="P3"><text:span text:style-name="T1">virtual address</text:span></text:p>
          </draw:text-box>
        </draw:frame>
        <draw:frame draw:style-name="gr4" draw:text-style-name="P4" draw:layer="layout" svg:width="4.202cm" svg:height="0.806cm" svg:x="0.889cm" svg:y="5.482cm">
          <draw:text-box>
            <text:p text:style-name="P3"><text:span text:style-name="T1">physical address</text:span></text:p>
          </draw:text-box>
        </draw:frame>
        <draw:line draw:style-name="gr5" draw:text-style-name="P5" draw:layer="layout" svg:x1="4.953cm" svg:y1="2.688cm" svg:x2="4.953cm" svg:y2="4.064cm">
          <text:p/>
        </draw:line>
        <draw:line draw:style-name="gr5" draw:text-style-name="P5" draw:layer="layout" svg:x1="4.953cm" svg:y1="5.228cm" svg:x2="4.953cm" svg:y2="6.604cm">
          <text:p/>
        </draw:line>
        <draw:custom-shape draw:style-name="gr6" draw:text-style-name="P2" draw:layer="layout" svg:width="8.382cm" svg:height="6.223cm" svg:x="8.382cm" svg:y="1.67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969cm" svg:y1="4.212cm" svg:x2="8.382cm" svg:y2="1.672cm">
          <text:p/>
        </draw:line>
        <draw:line draw:style-name="gr7" draw:text-style-name="P5" draw:layer="layout" svg:x1="5.969cm" svg:y1="5.228cm" svg:x2="8.382cm" svg:y2="7.895cm">
          <text:p/>
        </draw:line>
        <draw:custom-shape draw:style-name="gr8" draw:text-style-name="P6" draw:layer="layout" svg:width="4.191cm" svg:height="0.762cm" svg:x="9.525cm" svg:y="2.688cm">
          <text:p text:style-name="P1"><text:span text:style-name="T2">virtual page #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32cm" svg:height="0.806cm" svg:x="10.668cm" svg:y="1.882cm">
          <draw:text-box>
            <text:p text:style-name="P3"><text:span text:style-name="T1">virtual address</text:span></text:p>
          </draw:text-box>
        </draw:frame>
        <draw:frame draw:style-name="gr4" draw:text-style-name="P4" draw:layer="layout" svg:width="4.202cm" svg:height="0.806cm" svg:x="10.985cm" svg:y="6.752cm">
          <draw:text-box>
            <text:p text:style-name="P3"><text:span text:style-name="T1">physical address</text:span></text:p>
          </draw:text-box>
        </draw:frame>
        <draw:custom-shape draw:style-name="gr9" draw:text-style-name="P7" draw:layer="layout" svg:width="3.556cm" svg:height="0.762cm" svg:x="10.16cm" svg:y="5.99cm">
          <text:p text:style-name="P1"><text:span text:style-name="T2">physical page #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732cm" svg:y1="3.45cm" svg:x2="14.732cm" svg:y2="5.969cm">
          <text:p/>
        </draw:line>
        <draw:custom-shape draw:style-name="gr10" draw:text-style-name="P7" draw:layer="layout" svg:width="2.032cm" svg:height="0.762cm" svg:x="13.716cm" svg:y="2.688cm">
          <text:p text:style-name="P1"><text:span text:style-name="T2">offse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032cm" svg:height="0.762cm" svg:x="13.716cm" svg:y="5.99cm">
          <text:p text:style-name="P1"><text:span text:style-name="T2">offse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11cm" svg:y1="3.45cm" svg:x2="11.811cm" svg:y2="5.969cm">
          <text:p/>
        </draw:line>
        <draw:custom-shape draw:style-name="gr12" draw:text-style-name="P8" draw:layer="layout" svg:width="1.524cm" svg:height="1.524cm" svg:x="11.049cm" svg:y="3.831cm">
          <text:p text:style-name="P1">T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2.018cm" svg:height="0.962cm" svg:x="8.142cm" svg:y="0.762cm">
          <draw:text-box>
            <text:p text:style-name="P9">MM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Rounded_20_short_20_Arrow" draw:marker-end-width="0.102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4:21:31.258210410</meta:creation-date>
    <dc:date>2018-02-20T12:40:54.297949202</dc:date>
    <meta:editing-duration>P6DT14H35M17S</meta:editing-duration>
    <meta:editing-cycles>8</meta:editing-cycles>
    <meta:generator>LibreOffice/5.0.3.2$Linux_X86_64 LibreOffice_project/00m0$Build-2</meta:generator>
    <meta:print-date>2018-02-20T12:35:24.324235253</meta:print-date>
    <meta:document-statistic meta:object-count="20"/>
  </office:meta>
</office:document-meta>
</file>